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color="#000000" fo:font-size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brary self-checkout theme-demonstration program</text:p>
      <text:p text:style-name="P1"/>
      <text:p text:style-name="P2">Introduction / Project Objectives</text:p>
      <text:p text:style-name="P1"/>
      <text:p text:style-name="P2">Checkoutthemes.com makes and distributes themes for library self-checkouts. The themes are in use at a variety of libraries, but are difficult to demonstrate outside of those libraries. Our project will make it possible for a user to simulate a checkout using those themes. </text:p>
      <text:p text:style-name="P1"/>
      <text:p text:style-name="P2">Instead of just having old videos of themes on particular machines, the maker of the themes will use our program to let people interact with them directly.</text:p>
      <text:p text:style-name="P1"/>
      <text:p text:style-name="P2">Program description</text:p>
      <text:p text:style-name="P1"/>
      <text:p text:style-name="P2">The program will simulate a checkout at a library. It starts with a language-selection screen, then leads through a normal checkout. E.g., screen for entering card number / User ID, then a screen for entering item numbers, then a final goodbye screen. All of this happening with the appropriate "success" or "problem" screens as is appropriate.<text:line-break/><text:line-break/>The initial beta version will be a simplified version of the checkout, where the user will be expected to know the ID # of any books they checkout, as well as their own ID #. In subsequent versions we hope to include a searchable list of items to make it easier to interact with the program.</text:p>
      <text:p text:style-name="P1"/>
      <text:p text:style-name="P2">The program is meant as a demonstration program, rather than a full-fledged library system, so the back end is unimportant; if the program is restarted and no data was saved from earlier checkouts, it's perfectly fine. </text:p>
      <text:p text:style-name="P1"/>
      <text:p text:style-name="P2">The system should able to handle the text files (.ini files, technically) that tell which content to load for a given situ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uter </meta:initial-creator>
    <meta:creation-date>2015-11-20T12:27:01.899165655</meta:creation-date>
    <dc:date>2015-11-20T12:27:13.681268393</dc:date>
    <dc:creator>Computer </dc:creator>
    <meta:editing-duration>P0D</meta:editing-duration>
    <meta:editing-cycles>1</meta:editing-cycles>
    <meta:document-statistic meta:table-count="0" meta:image-count="0" meta:object-count="0" meta:page-count="1" meta:paragraph-count="8" meta:word-count="250" meta:character-count="1514" meta:non-whitespace-character-count="1269"/>
    <meta:generator>LibreOffice/4.2.8.2$Linux_x86 LibreOffice_project/420m0$Build-2</meta:generator>
  </office:meta>
</office:document-meta>
</file>